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font-weight="bold" style:font-weight-asian="bold" style:font-weight-complex="bold" fo:language="en" fo:country="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ustomer_type (obligatorisk)</text:p>
      <text:p text:style-name="Standard">lärare</text:p>
      <text:p text:style-name="Standard">elev</text:p>
      <text:p text:style-name="Standard">professionella</text:p>
      <text:p text:style-name="Standard">Familj och vänner</text:p>
      <text:p text:style-name="Standard"/>
      <text:p text:style-name="P2">birthdate<text:s/>(obligatorisk):</text:p>
      <text:p text:style-name="Standard">dag</text:p>
      <text:p text:style-name="Standard">månad</text:p>
      <text:p text:style-name="Standard">år</text:p>
      <text:p text:style-name="Standard"/>
      <text:p text:style-name="Standard"><text:span text:style-name="T3">userinformation</text:span></text:p>
      <text:p text:style-name="Standard">epost (obligatorisk)</text:p>
      <text:p text:style-name="Standard">lösenord (obligatorisk)</text:p>
      <text:p text:style-name="Standard">Anvvändarnamen (autogeneratet) (obligatorisk)</text:p>
      <text:p text:style-name="Standard">Namn</text:p>
      <text:p text:style-name="Standard"/>
      <text:p text:style-name="P4">Konto information:</text:p>
      <text:p text:style-name="Standard">organisation</text:p>
      <text:p text:style-name="Standard">Språk</text:p>
      <text:p text:style-name="Standard"/>
      <text:p text:style-name="P5">Integritet aviseringar</text:p>
      <text:p text:style-name="P6">Skicka epost när:</text:p>
      <text:p text:style-name="Standard">När någon delar en kahoot med<text:s/>dig</text:p>
      <text:p text:style-name="Standard">Rekommenderar din kahoot till andra användare</text:p>
      <text:p text:style-name="Standard">Delar dina kahooter med andra användare</text:p>
      <text:p text:style-name="Standard">Markerar din kahoot som favorit</text:p>
      <text:p text:style-name="Standard"/>
      <text:p text:style-name="Standard"><text:span text:style-name="T7">Plan:</text:span></text:p>
      <text:p text:style-name="P8">kahot kids</text:p>
      <text:p text:style-name="P9">kahot plus gold</text:p>
      <text:p text:style-name="P10">kahot one</text:p>
      <text:p text:style-name="P11">kahoot plus bronze</text:p>
      <text:p text:style-name="P12">kahot plus silver</text:p>
      <text:p text:style-name="P13">kahoot 360 pro start</text:p>
      <text:p text:style-name="P14">kahoot 360 pro standard</text:p>
      <text:p text:style-name="P15">kahoot<text:s/>360 pro plus</text:p>
      <text:p text:style-name="P16">kahoot 360 pro max</text:p>
      <text:p text:style-name="P17">free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Din kahoot</text:p>
      <text:p text:style-name="Standard">namn på kahooten</text:p>
      <text:p text:style-name="Standard">Beskrivning</text:p>
      <text:p text:style-name="Standard">språk</text:p>
      <text:p text:style-name="Standard">omslagsbild</text:p>
      <text:p text:style-name="Standard">synlighet privat/offentlig</text:p>
      <text:p text:style-name="Standard"/>
      <text:p text:style-name="Standard"/>
      <text:p text:style-name="P36">favorit kahooter</text:p>
      <text:p text:style-name="Standard">id</text:p>
      <text:p text:style-name="Standard"/>
      <text:p text:style-name="P37"/>
      <text:p text:style-name="P38">grupper</text:p>
      <text:p text:style-name="Standard">id</text:p>
      <text:p text:style-name="Standard">grupp namn</text:p>
      <text:p text:style-name="Standard">deltagare</text:p>
      <text:p text:style-name="Standard"/>
      <text:p text:style-name="Standard"/>
      <text:p text:style-name="Standard"/>
      <text:p text:style-name="P39">kahoot rapport</text:p>
      <text:p text:style-name="Standard"/>
      <text:p text:style-name="P40"/>
      <text:p text:style-name="P41">kahoot_kanal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testa kunskap-----------------------------------</text:p>
      <text:p text:style-name="Standard"/>
      <text:p text:style-name="P42">quiz skrivet svar</text:p>
      <text:p text:style-name="Standard">fråga</text:p>
      <text:p text:style-name="Standard">svar1</text:p>
      <text:p text:style-name="Standard">svar 2</text:p>
      <text:p text:style-name="Standard">svar 3.</text:p>
      <text:p text:style-name="Standard"/>
      <text:p text:style-name="Standard"/>
      <text:p text:style-name="P43">quiz ljudklipp</text:p>
      <text:p text:style-name="Standard">ljudklipp</text:p>
      <text:p text:style-name="Standard">fråga</text:p>
      <text:p text:style-name="Standard">svar</text:p>
      <text:p text:style-name="Standard"/>
      <text:p text:style-name="Standard"/>
      <text:p text:style-name="P44">reglage fråga</text:p>
      <text:p text:style-name="Standard">fråga</text:p>
      <text:p text:style-name="Standard">bakgrundsbild</text:p>
      <text:p text:style-name="Standard">reglage värden 0-100</text:p>
      <text:p text:style-name="Standard"/>
      <text:p text:style-name="P45"/>
      <text:p text:style-name="P46">sant/falskt</text:p>
      <text:p text:style-name="Standard">fråga</text:p>
      <text:p text:style-name="Standard">media</text:p>
      <text:p text:style-name="Standard">svar sant<text:s/>/falskt?</text:p>
      <text:p text:style-name="Standard"/>
      <text:p text:style-name="P47">Ordnings fråga</text:p>
      <text:p text:style-name="Standard">fråga</text:p>
      <text:p text:style-name="Standard">svar_ordning_1</text:p>
      <text:p text:style-name="Standard">svar_ordning_2</text:p>
      <text:p text:style-name="Standard">svar_ordning_3</text:p>
      <text:p text:style-name="Standard">media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samla in åsikter---------------------</text:p>
      <text:p text:style-name="Standard"/>
      <text:p text:style-name="P48">Omröstning</text:p>
      <text:p text:style-name="Standard">Fråga</text:p>
      <text:p text:style-name="Standard">svar1</text:p>
      <text:p text:style-name="Standard">svar2</text:p>
      <text:p text:style-name="Standard">…..</text:p>
      <text:p text:style-name="Standard"/>
      <text:p text:style-name="P49">Skala</text:p>
      <text:p text:style-name="Standard">fråga</text:p>
      <text:p text:style-name="Standard">media</text:p>
      <text:p text:style-name="Standard">svar skala 1-5</text:p>
      <text:p text:style-name="Standard"/>
      <text:p text:style-name="P50">Placera en nål på en<text:s/>bild (fäst ett svar)</text:p>
      <text:p text:style-name="Standard">Bildkälla</text:p>
      <text:p text:style-name="Standard">fråga</text:p>
      <text:p text:style-name="Standard">placerad nål</text:p>
      <text:p text:style-name="Standard"/>
      <text:p text:style-name="P51">Ordmoln:</text:p>
      <text:p text:style-name="Standard">fråga</text:p>
      <text:p text:style-name="Standard">ordmolns svar…. (deltagare skriver)</text:p>
      <text:p text:style-name="Standard"/>
      <text:p text:style-name="P52">Öppen fråga</text:p>
      <text:p text:style-name="Standard">fråga</text:p>
      <text:p text:style-name="Standard">media</text:p>
      <text:p text:style-name="Standard">svar fri text 250 tecken</text:p>
      <text:p text:style-name="Standard"/>
      <text:p text:style-name="P53">brainstorm</text:p>
      <text:p text:style-name="Standard">fråga</text:p>
      <text:p text:style-name="Standard">bakgrundsbild</text:p>
      <text:p text:style-name="Standard">inkomna ideer</text:p>
      <text:p text:style-name="Standard">→ duskussion → rösta på favorit ide</text:p>
      <text:p text:style-name="Standard"/>
      <text:p text:style-name="Standard"/>
      <text:p text:style-name="Standard"/>
      <text:p text:style-name="Standard">-------------------------------presentation---------------------------</text:p>
      <text:p text:style-name="Standard"/>
      <text:p text:style-name="P54">Presenation</text:p>
      <text:p text:style-name="Standard">titel</text:p>
      <text:p text:style-name="Standard">undertitel</text:p>
      <text:p text:style-name="Standard">bild</text:p>
      <text:p text:style-name="Standard">text</text:p>
      <text:p text:style-name="Standard"/>
      <text:p text:style-name="Standard"/>
      <text:p text:style-name="P55">presentation med text</text:p>
      <text:p text:style-name="Standard">titel</text:p>
      <text:p text:style-name="Standard">bild</text:p>
      <text:p text:style-name="Standard">text</text:p>
      <text:p text:style-name="Standard"/>
      <text:p text:style-name="Standard"/>
      <text:p text:style-name="P56">presentation punktlista</text:p>
      <text:p text:style-name="Standard">titel</text:p>
      <text:p text:style-name="Standard">media</text:p>
      <text:p text:style-name="Standard">punktlista</text:p>
      <text:p text:style-name="Standard"/>
      <text:p text:style-name="Standard"/>
      <text:p text:style-name="P57">presentation citat</text:p>
      <text:p text:style-name="Standard">bild</text:p>
      <text:p text:style-name="Standard">citat</text:p>
      <text:p text:style-name="Standard">författare</text:p>
      <text:p text:style-name="Standard"/>
      <text:p text:style-name="P58">presentation stor media</text:p>
      <text:p text:style-name="Standard">bild</text:p>
      <text:p text:style-name="Standard">bildtex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Emil Hj.</meta:initial-creator>
    <dc:creator>Emil Hj.</dc:creator>
    <meta:creation-date>2025-12-01T19:29:00Z</meta:creation-date>
    <dc:date>2025-12-01T19:29:00Z</dc:date>
    <meta:template xlink:href="Normal.dotm" xlink:type="simple"/>
    <meta:editing-cycles>2</meta:editing-cycles>
    <meta:editing-duration>PT120S</meta:editing-duration>
    <meta:document-statistic meta:page-count="4" meta:paragraph-count="3" meta:word-count="276" meta:character-count="1847" meta:row-count="13" meta:non-whitespace-character-count="1574"/>
  </office:meta>
</office:document-meta>
</file>